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7a0" officeooo:paragraph-rsid="000077a0"/>
    </style:style>
    <style:style style:name="P2" style:family="paragraph" style:parent-style-name="Standard">
      <style:text-properties officeooo:rsid="0001d131" officeooo:paragraph-rsid="0001d131"/>
    </style:style>
    <style:style style:name="P3" style:family="paragraph" style:parent-style-name="Standard">
      <style:text-properties officeooo:rsid="0001d131" officeooo:paragraph-rsid="0001d131"/>
    </style:style>
    <style:style style:name="P4" style:family="paragraph" style:parent-style-name="Standard">
      <style:text-properties officeooo:rsid="0006b856" officeooo:paragraph-rsid="0006b856"/>
    </style:style>
    <style:style style:name="T1" style:family="text">
      <style:text-properties officeooo:rsid="00023b16"/>
    </style:style>
    <style:style style:name="T2" style:family="text">
      <style:text-properties officeooo:rsid="0006b8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ssells summary</text:p>
      <text:p text:style-name="P1">Paragraphs</text:p>
      <text:p text:style-name="P2"/>
      <text:p text:style-name="P2">Part one: Russel finds that the uncertainty about basic questions of life can be liberating and enriching. Others have found <text:s/>this same uncertainty to be profoundly disturbing and even dangerous. Which do you tend to be and why.</text:p>
      <text:p text:style-name="P2"/>
      <text:p text:style-name="P2">Part two: Name at least four people (2 living and 2 deceased) whom you consider to be wise. Why did you pick them?</text:p>
      <text:p text:style-name="P1"/>
      <text:p text:style-name="P1"/>
      <text:p text:style-name="P1">1. <text:span text:style-name="T1">scientific minds tend to examine and accept the study of philosophy to be one that considers questions concerning which knowledge is impossible.</text:span></text:p>
      <text:p text:style-name="P1"/>
      <text:p text:style-name="P1">2.</text:p>
      <text:p text:style-name="P1"/>
      <text:p text:style-name="P1">3.</text:p>
      <text:p text:style-name="P1"/>
      <text:p text:style-name="P1">4.</text:p>
      <text:p text:style-name="P1"/>
      <text:p text:style-name="P1">5.</text:p>
      <text:p text:style-name="P1"/>
      <text:p text:style-name="P1">6.</text:p>
      <text:p text:style-name="P1"/>
      <text:p text:style-name="P1">7.</text:p>
      <text:p text:style-name="P1"/>
      <text:p text:style-name="P1">8.</text:p>
      <text:p text:style-name="P1"/>
      <text:p text:style-name="P1">9.</text:p>
      <text:p text:style-name="P1"/>
      <text:p text:style-name="P1">10.</text:p>
      <text:p text:style-name="P1"/>
      <text:p text:style-name="P1">11.</text:p>
      <text:p text:style-name="P1"/>
      <text:p text:style-name="P2">12.</text:p>
      <text:p text:style-name="P2"/>
      <text:p text:style-name="P2">13. <text:span text:style-name="T2">Overall the philosophy should be studied not for the sake of seeking answers to in questions but</text:span></text:p>
      <text:p text:style-name="P4">rather the questions themselves as these questions enlarge our conception of what is possible, and diminish the dogmatic ways and allows us to connect to the universal m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61050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61050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3:08:27.252697061</meta:creation-date>
    <dc:date>2018-10-20T19:30:48.089027574</dc:date>
    <meta:editing-duration>PT5H5M5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44" meta:character-count="812" meta:non-whitespace-character-count="685"/>
  </office:meta>
</office:document-meta>
</file>